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moges" svg:font-family="Limoges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5cm"/>
    </style:style>
    <style:style style:name="gr2" style:family="graphic" style:parent-style-name="standard">
      <style:graphic-properties draw:stroke="none" draw:fill="none" fo:min-height="7.201cm"/>
    </style:style>
    <style:style style:name="gr3" style:family="graphic" style:parent-style-name="standard">
      <style:graphic-properties draw:stroke="none" draw:fill="none" fo:min-height="7.92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text-properties fo:color="#f17c0b" style:font-name="Limoges" fo:font-size="18pt" fo:font-weight="bold" style:font-size-asian="18pt" style:font-size-complex="18pt" style:font-relief="engraved"/>
    </style:style>
    <style:style style:name="P3" style:family="paragraph">
      <loext:graphic-properties draw:fill="none"/>
      <style:text-properties fo:color="#6a9662"/>
    </style:style>
    <style:style style:name="T1" style:family="text">
      <style:text-properties fo:color="#f17c0b" style:font-name="Liberation Mono" fo:font-size="18pt" fo:font-weight="bold" style:font-size-asian="18pt" style:font-size-complex="18pt" style:font-relief="engraved"/>
    </style:style>
    <style:style style:name="T2" style:family="text">
      <style:text-properties fo:color="#6a9662" style:font-name="Liberation Mono" fo:font-size="18pt" fo:font-weight="bold" style:font-size-asian="18pt" style:font-size-complex="18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3.2cm" svg:x="4.9cm" svg:y="3.7cm">
          <draw:text-box>
            <text:p/>
          </draw:text-box>
        </draw:frame>
        <draw:frame draw:style-name="gr2" draw:text-style-name="P2" draw:layer="layout" svg:width="8.418cm" svg:height="7.451cm" svg:x="5.782cm" svg:y="3cm">
          <draw:text-box>
            <text:p><text:span text:style-name="T1">80942985252734437396816228454493508299708230630970160704577623362849766042664052171339177399791018273828707418507890495685666343931838274504771621484114765072176022307209216000000000000000000000000000</text:span></text:p>
          </draw:text-box>
        </draw:frame>
        <draw:frame draw:style-name="gr3" draw:text-style-name="P3" draw:layer="layout" svg:width="8.018cm" svg:height="8.171cm" svg:x="5.8cm" svg:y="13.4cm">
          <draw:text-box>
            <text:p><text:span text:style-name="T2">0000000000000000000000000000612902703220671270567411484126177405472838139343666586594098705814707828372810197993771933171250466240667948263326775407061079036032807992805394454822618693734437252589249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moges" svg:font-family="Limoges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44:54.624852129</meta:creation-date>
    <dc:date>2018-07-10T07:14:43.724968030</dc:date>
    <meta:editing-duration>PT11M52S</meta:editing-duration>
    <meta:editing-cycles>2</meta:editing-cycles>
    <meta:generator>LibreOffice/6.0.2.1$Linux_X86_64 LibreOffice_project/00m0$Build-1</meta:generator>
    <meta:document-statistic meta:object-count="3"/>
  </office:meta>
</office:document-meta>
</file>